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20100000190000001905126BAF6B432C9B1.png" manifest:media-type="image/png"/>
  <manifest:file-entry manifest:full-path="Pictures/1000020100000190000001905BDD5DA205218EFB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9.6cm" fo:min-width="2.971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pple SD Gothic Neo" fo:font-size="48pt" style:font-size-asian="48pt" style:font-size-complex="4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T1" style:family="text">
      <style:text-properties style:font-name="Apple SD Gothic Neo" fo:font-size="48pt" style:font-size-asian="48pt" style:font-size-complex="48pt"/>
    </style:style>
    <style:style style:name="T2" style:family="text">
      <style:text-properties style:font-name="Apple SD Gothic Ne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6.942cm" svg:height="29.85cm" svg:x="4.752cm" svg:y="2.327cm">
          <draw:text-box>
            <text:p text:style-name="P1"><text:span text:style-name="T1">HARD</text:span><text:span text:style-name="T1"><text:line-break/></text:span><text:span text:style-name="T1">SAVE</text:span><text:span text:style-name="T1"><text:line-break/></text:span><text:span text:style-name="T2">The Missing Button</text:span></text:p>
          </draw:text-box>
        </draw:frame>
        <draw:frame draw:style-name="gr2" draw:text-style-name="P3" draw:layer="layout" svg:width="2.54cm" svg:height="2.541cm" svg:x="10.414cm" svg:y="3.555cm">
          <draw:image xlink:href="Pictures/1000020100000190000001905BDD5DA205218EFB.png" xlink:type="simple" xlink:show="embed" xlink:actuate="onLoad">
            <text:p/>
          </draw:image>
        </draw:frame>
        <draw:frame draw:style-name="gr2" draw:text-style-name="P3" draw:layer="layout" svg:width="2.54cm" svg:height="2.541cm" svg:x="2.794cm" svg:y="3.556cm">
          <draw:image xlink:href="Pictures/1000020100000190000001905126BAF6B432C9B1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pple SD Gothic Neo" svg:font-family="'Apple SD Gothic Ne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5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55cm" fo:margin-bottom="0cm" fo:text-indent="0cm"/>
      <style:text-properties fo:font-size="39.400001525878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17cm" fo:margin-bottom="0cm" fo:text-indent="0cm"/>
      <style:text-properties fo:font-size="33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72cm" fo:margin-bottom="0cm" fo:text-indent="0cm"/>
      <style:text-properties fo:font-size="2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4cm" fo:margin-bottom="0cm" fo:text-indent="0cm"/>
      <style:text-properties fo:font-size="2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62.0999984741211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4.982cm" svg:height="7.047cm" svg:x="3.156cm" svg:y="2.397cm"/>
      <draw:page-thumbnail draw:layer="backgroundobjects" svg:width="4.982cm" svg:height="7.047cm" svg:x="3.156cm" svg:y="10.445cm"/>
      <draw:page-thumbnail draw:layer="backgroundobjects" svg:width="4.982cm" svg:height="7.047cm" svg:x="3.156cm" svg:y="18.493cm"/>
      <draw:page-thumbnail draw:layer="backgroundobjects" svg:width="4.982cm" svg:height="7.047cm" svg:x="13.451cm" svg:y="2.397cm"/>
      <draw:page-thumbnail draw:layer="backgroundobjects" svg:width="4.982cm" svg:height="7.047cm" svg:x="13.451cm" svg:y="10.445cm"/>
      <draw:page-thumbnail draw:layer="backgroundobjects" svg:width="4.982cm" svg:height="7.047cm" svg:x="13.451cm" svg:y="18.493cm"/>
    </style:handout-master>
    <style:master-page style:name="Default" style:page-layout-name="PM1" draw:style-name="Mdp1">
      <draw:frame presentation:style-name="Default-title" draw:layer="backgroundobjects" svg:width="18.9cm" svg:height="4.959cm" svg:x="1.048cm" svg:y="1.179cm" presentation:class="title" presentation:placeholder="true">
        <draw:text-box/>
      </draw:frame>
      <draw:frame presentation:style-name="Default-outline1" draw:layer="backgroundobjects" svg:width="18.9cm" svg:height="17.226cm" svg:x="1.048cm" svg:y="6.945cm" presentation:class="outline" presentation:placeholder="true">
        <draw:text-box/>
      </draw:frame>
      <draw:frame presentation:style-name="Mpr1" draw:text-style-name="MP2" draw:layer="backgroundobjects" svg:width="4.892cm" svg:height="2.049cm" svg:x="1.048cm" svg:y="27.05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6cm" svg:height="2.049cm" svg:x="7.18cm" svg:y="27.05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2cm" svg:height="2.049cm" svg:x="15.054cm" svg:y="27.05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30T09:47:03.616155000</meta:creation-date>
    <dc:date>2016-11-30T10:08:37.429089000</dc:date>
    <meta:editing-duration>PT4M56S</meta:editing-duration>
    <meta:editing-cycles>3</meta:editing-cycles>
    <meta:generator>LibreOffice_Vanilla/5.2.3.5$MacOSX_X86_64 LibreOffice_project/83adc9c35c74e0badc710d981405858b1179a327</meta:generator>
    <meta:document-statistic meta:object-count="26"/>
  </office:meta>
</office:document-meta>
</file>